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ydrogen bond - H+ bonding with some type of negative atom, strong intermolecular bond.</text:span></text:p>
      <text:p text:style-name="P1"><text:span text:style-name="T1">Water can desolve other polar substances.</text:span></text:p>
      <text:p text:style-name="P1"><text:span text:style-name="T1">Nonpolar substances have simetric distribution of charge. If added to H2O it will arrange together.</text:span></text:p>
      <text:p text:style-name="P1"><text:span text:style-name="T1">F = I / d</text:span><text:span text:style-name="T2">2</text:span></text:p>
      <text:p text:style-name="P1"><text:span text:style-name="T3"/></text:p>
      <text:p text:style-name="P1"><text:span text:style-name="T4">F</text:span><text:span text:style-name="T5">electrostatic</text:span><text:span text:style-name="T6"><text:s/>= k * q1 * q2 / d</text:span><text:span text:style-name="T7">2</text:span><text:span text:style-name="T8"><text:s text:c="2"/>- konst, 1charge, 2charge</text:span></text:p>
      <text:p text:style-name="P1"><text:span text:style-name="T8">Intramolecular(stronger, in any given molecule):</text:span></text:p>
      <text:p text:style-name="P1"><text:span text:style-name="T8">Covalent -sharing of electrons</text:span></text:p>
      <text:p text:style-name="P1"><text:span text:style-name="T8">1) Non-polar Covalent</text:span></text:p>
      <text:p text:style-name="P1"><text:span text:style-name="T8">2) Polar Covalent(separation of charges, creates electrodypol moment)</text:span></text:p>
      <text:p text:style-name="P1"><text:span text:style-name="T8">3) Ionic Bond(no sharing, but exchange of electrons)</text:span></text:p>
      <text:p text:style-name="P1"><text:span text:style-name="T9"/></text:p>
      <text:p text:style-name="P1"><text:span text:style-name="T10">Intermolecula(forms 3D structures):</text:span></text:p>
      <text:p text:style-name="P1"><text:span text:style-name="T10">1) Hydrogen bonds(interacts DNA)</text:span></text:p>
      <text:p text:style-name="P2"><draw:frame text:anchor-type="as-char" svg:width="42.07mm" svg:height="26.99mm" style:rel-width="scale" style:rel-height="scale"><draw:object-ole xlink:href="OleObj1"/><draw:image xlink:href="ObjectReplacements/OleObj1"/></draw:frame><text:span text:style-name="T11"/></text:p>
      <text:p text:style-name="P2"><text:span text:style-name="T12">2 sides have dipol moment H+ is in the middle</text:span></text:p>
      <text:p text:style-name="P2"><draw:frame text:anchor-type="as-char" svg:width="43.39mm" svg:height="15.88mm" style:rel-width="scale" style:rel-height="scale"><draw:object-ole xlink:href="OleObj2"/><draw:image xlink:href="ObjectReplacements/OleObj2"/></draw:frame><text:span text:style-name="T13"/></text:p>
      <text:p text:style-name="P3"><text:span text:style-name="T14">2) London-Dispertion forces(Vandervalo)</text:span></text:p>
      <text:p text:style-name="P3"><text:span text:style-name="T14">Dinamic existantion</text:span></text:p>
      <text:p text:style-name="P3"><text:span text:style-name="T15"/></text:p>
      <text:p text:style-name="P3"><text:span text:style-name="T16">First Law of Thermodynamics:</text:span></text:p>
      <text:p text:style-name="P3"><text:span text:style-name="T16">Energy cannot be created nor destroyed; Energy can only be transformed.</text:span></text:p>
      <text:p text:style-name="P3"><text:span text:style-name="T16">E</text:span><text:span text:style-name="T17">system</text:span><text:span text:style-name="T18"><text:s/>+ E</text:span><text:span text:style-name="T19">suroundings</text:span><text:span text:style-name="T20"><text:s/>= E</text:span><text:span text:style-name="T21">universe</text:span><text:span text:style-name="T22"><text:s/>= Const</text:span></text:p>
      <text:p text:style-name="P3"><text:span text:style-name="T23"/></text:p>
      <text:p text:style-name="P3"><text:span text:style-name="T24">Secound Law of Termodynamics:</text:span></text:p>
      <text:p text:style-name="P3"><text:span text:style-name="T24">Entropy - cool word to describe randomness.</text:span></text:p>
      <text:p text:style-name="P3"><text:span text:style-name="T24">Entropy of the Universe always increases</text:span></text:p>
      <text:p text:style-name="P3"><text:span text:style-name="T24">Gibbs Free Energy is made during spontaneous reaction that increases entropy the Gibbs free energy is negative</text:span></text:p>
      <text:p text:style-name="P3"><text:span text:style-name="T24"/></text:p>
      <text:p text:style-name="P3"><text:span text:style-name="T25">DNA Double Helix Formation</text:span></text:p>
      <text:p text:style-name="P3"><text:span text:style-name="T25">Stabilasing effect between complimentary nitrogen bases - hydrogen bonding</text:span></text:p>
      <text:p text:style-name="P3"><text:span text:style-name="T25">Bonding between bases pairs - Vanderval force</text:span></text:p>
      <text:p text:style-name="P3"><text:span text:style-name="T25">DNA - hydrophobic effect</text:span></text:p>
      <text:p text:style-name="P3"><text:span text:style-name="T25">Only force to separate chains is P- group. </text:span></text:p>
      <text:p text:style-name="P3"><text:span text:style-name="T25">Hydrogen bonding between phosphate group and H2O outside the DNA.</text:span></text:p>
      <text:p text:style-name="P3"><text:span text:style-name="T25"><text:s/>pH</text:span></text:p>
      <text:p text:style-name="P3"><text:span text:style-name="T25"/></text:p>
      <text:p text:style-name="P4"><draw:frame text:anchor-type="as-char" svg:width="185.74mm" svg:height="110.33mm" style:rel-width="scale" style:rel-height="scale"><draw:object-ole xlink:href="OleObj3"/><draw:image xlink:href="ObjectReplacements/OleObj3"/></draw:frame><text:span text:style-name="T27"/></text:p>
      <text:p text:style-name="P4"><text:span text:style-name="T27"/></text:p>
      <text:p text:style-name="P5"><text:span text:style-name="T27">DNA disrupts at 9-10 pH to the single form</text:span></text:p>
      <text:p text:style-name="P5"><text:span text:style-name="T27"><text:s/>pKa<text:s/></text:span><text:span text:style-name="T28">= -log(Ka) - the smaller pKa, the stronger the acid and more likely it will donate the H+.</text:span></text:p>
      <text:p text:style-name="P5"><text:span text:style-name="T28">Changing pH we are changing H concentration, which impacts the charge of substances(loosing H)</text:span></text:p>
      <text:p text:style-name="P5"><text:span text:style-name="T28"/></text:p>
      <text:p text:style-name="P5"><text:span text:style-name="T28">Buffer system - solution there water is as a solvent, but also certain amount of acid and base<text:s/></text:span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